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1-01" calcext:value-type="date">
            <text:p>0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6-01-04" calcext:value-type="date">
            <text:p>04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170" calcext:value-type="float">
            <text:p>17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8]-[.F8]" office:value-type="float" office:value="170" calcext:value-type="float">
            <text:p>17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8])" office:value-type="float" office:value="170" calcext:value-type="float">
            <text:p>17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5.533729606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5.5383511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29:55.982163480</dc:date>
    <meta:print-date>2019-10-31T18:04:07.913029257</meta:print-date>
    <dc:language>pt-PT</dc:language>
    <meta:editing-cycles>560</meta:editing-cycles>
    <meta:editing-duration>P1DT8H31M32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